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[Hebrew]/</text:p>
      <text:p text:style-name="P6">Shield of Abraham! <text:s/>Before the mountains were/ brought forth; ere Thou didst form the earth and/ the whole universe, even from everlasting to everlasting/ Thou art God. <text:s/>And like Thy existence, so does Thy/ word abide for ever, and so is Thy will faithfully/ executed. <text:s/>To the childless father, who walked before/ Thee in truth, Thou didst promise a numerous/ offspring, and behold! by them is Thy name daily/ invoked. <text:s/>With their faces directed towards that/ hallowed country, whence the righteous man arose,/ who first proclaimed Thy Unity, they devotionally/ address Thy throne, and implore grace, for the sake/ of Abraham Thy servant. <text:s/>Hearken unto their/ entreaties, Thou who rememberest the covenant of/ the patriarchs. <text:s/>When the sins of Thy people,/ testify against them, let the merits of their ancient/ father ward off Thy chastisement. <text:s/>For, to do/ that which is pleasing in Thy sight, did Abraham/ suppress filial tenderness and the love of his native/ land. <text:s/>To fulfil[sic!] Thy heavenly charge, he/ betook himself to climes he knew not before./</text:p>
      <text:p text:style-name="P6"/>
      <text:p text:style-name="P6">[Page 2]</text:p>
      <text:p text:style-name="P6">Confident in the justice of Thy decrees, he did not mur-/-mur when famine impelled him again to roam/ abroad in quest of food. <text:s/>His faith in Thee did/ likewise sustain him, when he girded his loins to/ rescue the oppressed, and humble the oppressors./ <text:s/>When an appalling vision terrified his mind, and/ he prophetically beheld unutterable sufferings--into/ the cause of which he could not dive--he silently/ <text:soft-page-break/>bowed to Thy inscrutable fiat. <text:s/>When in/ maturer years, Thou didst bid him subject his/ body to writing pains, his prompt obedience/ evinced his piety. <text:s/>Many O Lord! were the/ trials which Abraham steadfastly underwent,/ and which obtained for him the glorious appella-/-tion of God's friend. <text:s/>He was shown the/ effect of justice upon the wicked, and to avert/ from them a condign retribution, he poured out/ his righteous soul at the footstool of Thy mercy./ <text:s/>He was constrained to cast from his bosom the cherished/ son of his handmaid--to secure thereby domestic peace--/and he resignedly endured the bereavement. <text:s/>To/ prove to the heathen world, which sacrificed/</text:p>
      <text:p text:style-name="P6"/>
      <text:p text:style-name="P6">[Page 3]</text:p>
      <text:p text:style-name="P6">human victims to false deities, the love he bore Thee,/ he laid upon Thy altar <text:span text:style-name="T2">all</text:span><text:span text:style-name="T3"> his terrestrial happiness;/ aye, the life of his long-prayed for child, ready to/ burn it in honor of Thee, as an oblation. <text:s/>Grant/ therefore O Lord! that </text:span><text:span text:style-name="T4">the</text:span><text:span text:style-name="T3"> his merits may propitiate/ Thy blessings on his descendants, for, unto him Thou/ didst promise that Thou wilt be their everlasting/ Protector. <text:s/>Almighty King! the days of/ our godly ancestor did not exceed those of his contem-/-poraries, that he might experience the fulfil-/-ment of Thy declarations, but form the supernal/ abode in which his soul is imparadised, he sees/ it even this day, through the length and breadth/ of the habitable globe. <text:s/>Grant we beseech/ Thee, that we may ever live in Thy presence,/ as the worthy children of one so faithful. <text:s/>Grant/ that when the period of our probation shall end,/ and in accordance with the prediction of Thy inspired/ servants, the remnant of Thy people shall have/ been tried as gold is tried, we may still rehearse/ thy praises in the beauteous Zion, as the only/ true God, and the Shield of Abraham./</text:span></text:p>
      <text:p text:style-name="P6"><text:span text:style-name="T3"/></text:p>
      <text:p text:style-name="P6"><text:span text:style-name="T3">[Page 4]</text:span></text:p>
      <text:p text:style-name="P6"><text:span text:style-name="T3">But while it is Thy will that Thy children wor-/-ship Thee in the lands of their sojourn, grant/ that their religious sentiments may never suffer/ Thy name to be profaned among the gentiles./ <text:s/>Grant that the minor sanctuaries, wherein/ they seek Thy face, may nowhere draw their exist-/-ance[sic!] from a violation of Thy ordinances./ <text:s/>Infuse into the heart of Israel, the spirit which/ incited their predecessors, and they will, not by/ usurious loans, but by munificent gifts, support/ Thy holy dwelling. <text:s/>Not for our sake,/ O Lord! not for our sake, but for that of Thy/ name, let not the institution consecrated to/ Thy glory, languish and decay, lest thy people/ become a derision, and Thy law be forgotten/ in our midst. <text:s/>Open Thou to a righteous/ understanding the minds of those who have/ erred in spirit, that they may atone for their/ trespasses, by sanctifying the Holy One of Jacob,/ and glorifying the God of Abraham, in the lands/ of their captivity. <text:s/>So may it be even with/ us speedily in our day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1T14:09:52.82</meta:creation-date>
    <dc:date>2012-04-11T14:40:56.11</dc:date>
    <dc:creator>Penn Libraries</dc:creator>
    <meta:editing-duration>PT00H00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877" meta:character-count="5519"/>
  </office:meta>
</office:document-meta>
</file>